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243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4366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2.598in"/>
    </style:style>
    <style:style style:name="co22" style:family="table-column">
      <style:table-column-properties fo:break-before="auto" style:column-width="2.1689in"/>
    </style:style>
    <style:style style:name="co23" style:family="table-column">
      <style:table-column-properties fo:break-before="auto" style:column-width="2.8016in"/>
    </style:style>
    <style:style style:name="co24" style:family="table-column">
      <style:table-column-properties fo:break-before="auto" style:column-width="2.3728in"/>
    </style:style>
    <style:style style:name="co25" style:family="table-column">
      <style:table-column-properties fo:break-before="auto" style:column-width="2.6299in"/>
    </style:style>
    <style:style style:name="co26" style:family="table-column">
      <style:table-column-properties fo:break-before="auto" style:column-width="2.2189in"/>
    </style:style>
    <style:style style:name="co27" style:family="table-column">
      <style:table-column-properties fo:break-before="auto" style:column-width="3.0264in"/>
    </style:style>
    <style:style style:name="co28" style:family="table-column">
      <style:table-column-properties fo:break-before="auto" style:column-width="2.4583in"/>
    </style:style>
    <style:style style:name="co29" style:family="table-column">
      <style:table-column-properties fo:break-before="auto" style:column-width="2.3693in"/>
    </style:style>
    <style:style style:name="co30" style:family="table-column">
      <style:table-column-properties fo:break-before="auto" style:column-width="1.8575in"/>
    </style:style>
    <style:style style:name="co31" style:family="table-column">
      <style:table-column-properties fo:break-before="auto" style:column-width="2.7161in"/>
    </style:style>
    <style:style style:name="co32" style:family="table-column">
      <style:table-column-properties fo:break-before="auto" style:column-width="2.448in"/>
    </style:style>
    <style:style style:name="co33" style:family="table-column">
      <style:table-column-properties fo:break-before="auto" style:column-width="2.6618in"/>
    </style:style>
    <style:style style:name="co34" style:family="table-column">
      <style:table-column-properties fo:break-before="auto" style:column-width="2.2335in"/>
    </style:style>
    <style:style style:name="co35" style:family="table-column">
      <style:table-column-properties fo:break-before="auto" style:column-width="3.0374in"/>
    </style:style>
    <style:style style:name="co36" style:family="table-column">
      <style:table-column-properties fo:break-before="auto" style:column-width="2.4661in"/>
    </style:style>
    <style:style style:name="co37" style:family="table-column">
      <style:table-column-properties fo:break-before="auto" style:column-width="0.85in"/>
    </style:style>
    <style:style style:name="co38" style:family="table-column">
      <style:table-column-properties fo:break-before="auto" style:column-width="1.15in"/>
    </style:style>
    <style:style style:name="co39" style:family="table-column">
      <style:table-column-properties fo:break-before="auto" style:column-width="2.3189in"/>
    </style:style>
    <style:style style:name="co40" style:family="table-column">
      <style:table-column-properties fo:break-before="auto" style:column-width="2.4799in"/>
    </style:style>
    <style:style style:name="co41" style:family="table-column">
      <style:table-column-properties fo:break-before="auto" style:column-width="0.7929in"/>
    </style:style>
    <style:style style:name="co42" style:family="table-column">
      <style:table-column-properties fo:break-before="auto" style:column-width="2.9193in"/>
    </style:style>
    <style:style style:name="co43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lugu58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telugu54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telugu54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1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telugu58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lugu54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lugu54" fo:font-size="12pt" fo:font-weight="bold" style:font-size-asian="14pt" style:font-weight-asian="bold" style:font-size-complex="14pt" style:font-weight-complex="bold"/>
    </style:style>
    <style:style style:name="T1" style:family="text">
      <style:text-properties style:font-name="arial"/>
    </style:style>
    <style:style style:name="T2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6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7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2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2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22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23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24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25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26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27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28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0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31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2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3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3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3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36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7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38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9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40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41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44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45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4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4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4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4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50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51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52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53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54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55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56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57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58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59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60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61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6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6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64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65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66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67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6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69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70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71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72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73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74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75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76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77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78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79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80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81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82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8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84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85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b16ac" fo:font-weight="bold" style:font-weight-asian="bold" style:font-weight-complex="bold"/>
    </style:style>
    <style:style style:name="T90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91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color="#000000" fo:font-weight="normal" style:font-weight-asian="normal" style:font-weight-complex="normal"/>
    </style:style>
    <style:style style:name="T94" style:family="text">
      <style:text-properties fo:color="#0000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19" table:default-cell-style-name="ce21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Tmil</text:p>
          </table:table-cell>
          <table:table-cell table:style-name="ce96" office:value-type="string" calcext:value-type="string">
            <text:p>tmil54muktamalar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AaaiueoNHfyrlvmnkkhgghcchzzhtthddhTThDDhpphfbbhssh</text:p>
          </table:table-cell>
          <table:table-cell table:style-name="ce96" table:number-columns-repeated="1019"/>
        </table:table-row>
        <table:table-row table:style-name="ro2">
          <table:table-cell table:style-name="ce69" office:value-type="string" calcext:value-type="string">
            <text:p>Tmil</text:p>
          </table:table-cell>
          <table:table-cell table:style-name="ce97" office:value-type="string" calcext:value-type="string">
            <text:p>tmil54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AaaiueoNHfyrlvmnkkhgghcchzzhtthddhTThDDhpphfbbhssh</text:p>
          </table:table-cell>
          <table:table-cell table:style-name="ce97" table:number-columns-repeated="1019"/>
        </table:table-row>
        <table:table-row table:style-name="ro2">
          <table:table-cell table:style-name="ce50" office:value-type="string" calcext:value-type="string">
            <text:p>Tmil</text:p>
          </table:table-cell>
          <table:table-cell table:style-name="ce93" office:value-type="string" calcext:value-type="string">
            <text:p>tmil54notosans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AaaiueoNHfyrlvmnkkhgghcchzzhtthddhTThDDhpphfbbhssh</text:p>
          </table:table-cell>
          <table:table-cell table:style-name="ce93" table:number-columns-repeated="1019"/>
        </table:table-row>
        <table:table-row table:style-name="ro2">
          <table:table-cell table:style-name="ce73" office:value-type="string" calcext:value-type="string">
            <text:p>Tmil</text:p>
          </table:table-cell>
          <table:table-cell table:style-name="ce98" office:value-type="string" calcext:value-type="string">
            <text:p>tmil58muktamalar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AaaiueoNHfyrlvmnkkhgghcchzzhtthddhTThDDhpphfbbhssh</text:p>
          </table:table-cell>
          <table:table-cell table:style-name="ce98" table:number-columns-repeated="1019"/>
        </table:table-row>
        <table:table-row table:style-name="ro2">
          <table:table-cell table:style-name="ce34" office:value-type="string" calcext:value-type="string">
            <text:p>Tmil</text:p>
          </table:table-cell>
          <table:table-cell table:style-name="ce61" office:value-type="string" calcext:value-type="string">
            <text:p>tmil58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AaaiueoNHfyrlvmnkkhgghcchzzhtthddhTThDDhpphfbbhssh</text:p>
          </table:table-cell>
          <table:table-cell table:style-name="ce61" table:number-columns-repeated="1019"/>
        </table:table-row>
        <table:table-row table:style-name="ro2">
          <table:table-cell table:style-name="ce32" office:value-type="string" calcext:value-type="string">
            <text:p>Tmil</text:p>
          </table:table-cell>
          <table:table-cell table:style-name="ce82" office:value-type="string" calcext:value-type="string">
            <text:p>tmil58notosans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AaaiueoNHfyrlvmnkkhgghcchzzhtthddhTThDDhpphfbbhssh</text:p>
          </table:table-cell>
          <table:table-cell table:style-name="ce82" table:number-columns-repeated="1019"/>
        </table:table-row>
        <table:table-row table:style-name="ro2">
          <table:table-cell table:style-name="ce52" office:value-type="string" calcext:value-type="string">
            <text:p>telugu</text:p>
          </table:table-cell>
          <table:table-cell table:style-name="ce84" office:value-type="string" calcext:value-type="string">
            <text:p>telugu54baloo</text:p>
          </table:table-cell>
          <table:table-cell table:style-name="ce84" office:value-type="string" calcext:value-type="string">
            <text:p>abcdefghijklmnopqrstuvwxyz</text:p>
          </table:table-cell>
          <table:table-cell table:style-name="ce84" office:value-type="string" calcext:value-type="string">
            <text:p>ABCDEFGHILJKLKMNOPQRSTUVWXYZ</text:p>
          </table:table-cell>
          <table:table-cell table:style-name="ce84" office:value-type="string" calcext:value-type="string">
            <text:p>AAaaiueoNHfyrlvmnkkhgghcchzzhtthddhTThDDhpphfbbhssh</text:p>
          </table:table-cell>
          <table:table-cell table:style-name="ce84" table:number-columns-repeated="1019"/>
        </table:table-row>
        <table:table-row table:style-name="ro2">
          <table:table-cell table:style-name="ce53" office:value-type="string" calcext:value-type="string">
            <text:p>telugu</text:p>
          </table:table-cell>
          <table:table-cell table:style-name="ce85" office:value-type="string" calcext:value-type="string">
            <text:p>telugu54baloo</text:p>
          </table:table-cell>
          <table:table-cell table:style-name="ce85" office:value-type="string" calcext:value-type="string">
            <text:p>abcdefghijklmnopqrstuvwxyz</text:p>
          </table:table-cell>
          <table:table-cell table:style-name="ce85" office:value-type="string" calcext:value-type="string">
            <text:p>ABCDEFGHILJKLKMNOPQRSTUVWXYZ</text:p>
          </table:table-cell>
          <table:table-cell table:style-name="ce85" office:value-type="string" calcext:value-type="string">
            <text:p>AAaaiueoNHfyrlvmnkkhgghcchzzhtthddhTThDDhpphfbbhssh</text:p>
          </table:table-cell>
          <table:table-cell table:style-name="ce85" table:number-columns-repeated="1019"/>
        </table:table-row>
        <table:table-row table:style-name="ro2">
          <table:table-cell table:style-name="ce56" office:value-type="string" calcext:value-type="string">
            <text:p>telugu</text:p>
          </table:table-cell>
          <table:table-cell table:style-name="ce86" office:value-type="string" calcext:value-type="string">
            <text:p>telugu54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AaaiueoNHfyrlvmnkkhgghcchzzhtthddhTThDDhpphfbbhssh</text:p>
          </table:table-cell>
          <table:table-cell table:style-name="ce86" table:number-columns-repeated="1019"/>
        </table:table-row>
        <table:table-row table:style-name="ro2">
          <table:table-cell table:style-name="ce63" office:value-type="string" calcext:value-type="string">
            <text:p>telugu</text:p>
          </table:table-cell>
          <table:table-cell table:style-name="ce87" office:value-type="string" calcext:value-type="string">
            <text:p>telugu58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AaaiueoNHfyrlvmnkkhgghcchzzhtthddhTThDDhpphfbbhssh</text:p>
          </table:table-cell>
          <table:table-cell table:style-name="ce87" table:number-columns-repeated="1019"/>
        </table:table-row>
        <table:table-row table:style-name="ro2">
          <table:table-cell table:style-name="ce64" office:value-type="string" calcext:value-type="string">
            <text:p>pnzabi</text:p>
          </table:table-cell>
          <table:table-cell table:style-name="ce88" office:value-type="string" calcext:value-type="string">
            <text:p>pnzabi54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AaaiueoNHfyrlvmnkkhgghcchzzhtthddhTThDDhpphfbbhssh</text:p>
          </table:table-cell>
          <table:table-cell table:style-name="ce88" table:number-columns-repeated="1019"/>
        </table:table-row>
        <table:table-row table:style-name="ro2">
          <table:table-cell table:style-name="ce54" office:value-type="string" calcext:value-type="string">
            <text:p>pnzabi</text:p>
          </table:table-cell>
          <table:table-cell table:style-name="ce75" office:value-type="string" calcext:value-type="string">
            <text:p>pnzabi54mukta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AaaiueoNHfyrlvmnkkhgghcchzzhtthddhTThDDhpphfbbhssh</text:p>
          </table:table-cell>
          <table:table-cell table:style-name="ce75" table:number-columns-repeated="1019"/>
        </table:table-row>
        <table:table-row table:style-name="ro2">
          <table:table-cell table:style-name="ce66" office:value-type="string" calcext:value-type="string">
            <text:p>pnzabi</text:p>
          </table:table-cell>
          <table:table-cell table:style-name="ce90" office:value-type="string" calcext:value-type="string">
            <text:p>pnzabi58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AaaiueoNHfyrlvmnkkhgghcchzzhtthddhTThDDhpphfbbhssh</text:p>
          </table:table-cell>
          <table:table-cell table:style-name="ce90" table:number-columns-repeated="1019"/>
        </table:table-row>
        <table:table-row table:style-name="ro2">
          <table:table-cell table:style-name="ce57" office:value-type="string" calcext:value-type="string">
            <text:p>pnzabi</text:p>
          </table:table-cell>
          <table:table-cell table:style-name="ce77" office:value-type="string" calcext:value-type="string">
            <text:p>pnzabi58mukta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AaaiueoNHfyrlvmnkkhgghcchzzhtthddhTThDDhpphfbbhssh</text:p>
          </table:table-cell>
          <table:table-cell table:style-name="ce77" table:number-columns-repeated="1019"/>
        </table:table-row>
        <table:table-row table:style-name="ro2">
          <table:table-cell table:style-name="ce65" office:value-type="string" calcext:value-type="string">
            <text:p>kannada</text:p>
          </table:table-cell>
          <table:table-cell table:style-name="ce103" office:value-type="string" calcext:value-type="string">
            <text:p>kannada58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AaaiueoNHfyrlvmnkkhgghcchzzhtthddhTThDDhpphfbbhssh</text:p>
          </table:table-cell>
          <table:table-cell table:style-name="ce103" table:number-columns-repeated="1019"/>
        </table:table-row>
        <table:table-row table:style-name="ro2">
          <table:table-cell table:style-name="ce76" office:value-type="string" calcext:value-type="string">
            <text:p>kannada</text:p>
          </table:table-cell>
          <table:table-cell table:style-name="ce114" office:value-type="string" calcext:value-type="string">
            <text:p>kannada58notosans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AaaiueoNHfyrlvmnkkhgghcchzzhtthddhTThDDhpphfbbhssh</text:p>
          </table:table-cell>
          <table:table-cell table:style-name="ce114" table:number-columns-repeated="1019"/>
        </table:table-row>
        <table:table-row table:style-name="ro2">
          <table:table-cell table:style-name="ce78" office:value-type="string" calcext:value-type="string">
            <text:p>kannada</text:p>
          </table:table-cell>
          <table:table-cell table:style-name="ce115" office:value-type="string" calcext:value-type="string">
            <text:p>kannada54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AaaiueoNHfyrlvmnkkhgghcchzzhtthddhTThDDhpphfbbhssh</text:p>
          </table:table-cell>
          <table:table-cell table:style-name="ce115" table:number-columns-repeated="1019"/>
        </table:table-row>
        <table:table-row table:style-name="ro2">
          <table:table-cell table:style-name="ce81" office:value-type="string" calcext:value-type="string">
            <text:p>kannada</text:p>
          </table:table-cell>
          <table:table-cell table:style-name="ce122" office:value-type="string" calcext:value-type="string">
            <text:p>kannada54notosans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AaaiueoNHfyrlvmnkkhgghcchzzhtthddhTThDDhpphfbbhssh</text:p>
          </table:table-cell>
          <table:table-cell table:style-name="ce122" table:number-columns-repeated="1019"/>
        </table:table-row>
        <table:table-row table:style-name="ro2">
          <table:table-cell table:style-name="ce83" office:value-type="string" calcext:value-type="string">
            <text:p>mlyalm</text:p>
          </table:table-cell>
          <table:table-cell table:style-name="ce123" office:value-type="string" calcext:value-type="string">
            <text:p>mlyalm54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AaaiueoNHfyrlvmnkkhgghcchzzhtthddhTThDDhpphfbbhssh</text:p>
          </table:table-cell>
          <table:table-cell table:style-name="ce123" table:number-columns-repeated="1019"/>
        </table:table-row>
        <table:table-row table:style-name="ro2">
          <table:table-cell table:style-name="ce89" office:value-type="string" calcext:value-type="string">
            <text:p>mlyalm</text:p>
          </table:table-cell>
          <table:table-cell table:style-name="ce124" office:value-type="string" calcext:value-type="string">
            <text:p>mlyalm54notosans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AaaiueoNHfyrlvmnkkhgghcchzzhtthddhTThDDhpphfbbhssh</text:p>
          </table:table-cell>
          <table:table-cell table:style-name="ce124" table:number-columns-repeated="1019"/>
        </table:table-row>
        <table:table-row table:style-name="ro2">
          <table:table-cell table:style-name="ce91" office:value-type="string" calcext:value-type="string">
            <text:p>mlyalm</text:p>
          </table:table-cell>
          <table:table-cell table:style-name="ce125" office:value-type="string" calcext:value-type="string">
            <text:p>mlyalm58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AaaiueoNHfyrlvmnkkhgghcchzzhtthddhTThDDhpphfbbhssh</text:p>
          </table:table-cell>
          <table:table-cell table:style-name="ce125" table:number-columns-repeated="1019"/>
        </table:table-row>
        <table:table-row table:style-name="ro2">
          <table:table-cell table:style-name="ce94" office:value-type="string" calcext:value-type="string">
            <text:p>mlyalm</text:p>
          </table:table-cell>
          <table:table-cell table:style-name="ce126" office:value-type="string" calcext:value-type="string">
            <text:p>mlyalm58notosans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AaaiueoNHfyrlvmnkkhgghcchzzhtthddhTThDDhpphfbbhssh</text:p>
          </table:table-cell>
          <table:table-cell table:style-name="ce126" table:number-columns-repeated="1019"/>
        </table:table-row>
        <table:table-row table:style-name="ro2">
          <table:table-cell table:style-name="ce128" office:value-type="string" calcext:value-type="string">
            <text:p>odia</text:p>
          </table:table-cell>
          <table:table-cell table:style-name="ce158" office:value-type="string" calcext:value-type="string">
            <text:p>odia54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AaaiueoNHfyrlvmnkkhgghcchzzhtthddhTThDDhpphfbbhssh</text:p>
          </table:table-cell>
          <table:table-cell table:style-name="ce158" table:number-columns-repeated="1019"/>
        </table:table-row>
        <table:table-row table:style-name="ro2">
          <table:table-cell table:style-name="ce130" office:value-type="string" calcext:value-type="string">
            <text:p>odia</text:p>
          </table:table-cell>
          <table:table-cell table:style-name="ce160" office:value-type="string" calcext:value-type="string">
            <text:p>odia58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AaaiueoNHfyrlvmnkkhgghcchzzhtthddhTThDDhpphfbbhssh</text:p>
          </table:table-cell>
          <table:table-cell table:style-name="ce160" table:number-columns-repeated="1019"/>
        </table:table-row>
        <table:table-row table:style-name="ro2">
          <table:table-cell table:style-name="ce104" office:value-type="string" calcext:value-type="string">
            <text:p>guzraTi</text:p>
          </table:table-cell>
          <table:table-cell table:style-name="ce145" office:value-type="string" calcext:value-type="string">
            <text:p>guz54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AaaiueoNHfyrlvmnkkhgghcchzzhtthddhTThDDhpphfbbhssh</text:p>
          </table:table-cell>
          <table:table-cell table:style-name="ce145" table:number-columns-repeated="1019"/>
        </table:table-row>
        <table:table-row table:style-name="ro2">
          <table:table-cell table:style-name="ce107" office:value-type="string" calcext:value-type="string">
            <text:p>guzraTi</text:p>
          </table:table-cell>
          <table:table-cell table:style-name="ce148" office:value-type="string" calcext:value-type="string">
            <text:p>guz58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AaaiueoNHfyrlvmnkkhgghcchzzhtthddhTThDDhpphfbbhssh</text:p>
          </table:table-cell>
          <table:table-cell table:style-name="ce148" table:number-columns-repeated="1019"/>
        </table:table-row>
        <table:table-row table:style-name="ro2">
          <table:table-cell table:style-name="ce101" office:value-type="string" calcext:value-type="string">
            <text:p>baNgla</text:p>
          </table:table-cell>
          <table:table-cell table:style-name="ce141" office:value-type="string" calcext:value-type="string">
            <text:p>bangla54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AaaiueoNHfyrlvmnkkhgghcchzzhtthddhTThDDhpphfbbhssh</text:p>
          </table:table-cell>
          <table:table-cell table:style-name="ce141" table:number-columns-repeated="1019"/>
        </table:table-row>
        <table:table-row table:style-name="ro2">
          <table:table-cell table:style-name="ce105" office:value-type="string" calcext:value-type="string">
            <text:p>baNgla</text:p>
          </table:table-cell>
          <table:table-cell table:style-name="ce151" office:value-type="string" calcext:value-type="string">
            <text:p>bangla58</text:p>
          </table:table-cell>
          <table:table-cell table:style-name="ce151" office:value-type="string" calcext:value-type="string">
            <text:p>abcdefghijklmnopqrstuvwxyz rs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AaaiueoNHfyrlvmnkkhgghcchzzhtthddhTThDDhpphfbbhssh</text:p>
          </table:table-cell>
          <table:table-cell table:style-name="ce151" table:number-columns-repeated="1019"/>
        </table:table-row>
        <table:table-row table:style-name="ro2">
          <table:table-cell table:style-name="ce106" office:value-type="string" calcext:value-type="string">
            <text:p>hinDi</text:p>
          </table:table-cell>
          <table:table-cell table:style-name="ce152" office:value-type="string" calcext:value-type="string">
            <text:p>hin54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AaaiueoNHfyrlvmnkkhgghcchzzhtthddhTThDDhpphfbbhssh</text:p>
          </table:table-cell>
          <table:table-cell table:style-name="ce152" table:number-columns-repeated="1019"/>
        </table:table-row>
        <table:table-row table:style-name="ro2">
          <table:table-cell table:style-name="ce108" office:value-type="string" calcext:value-type="string">
            <text:p>hinDi</text:p>
          </table:table-cell>
          <table:table-cell table:style-name="ce153" office:value-type="string" calcext:value-type="string">
            <text:p>hin54notosans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AaaiueoNHfyrlvmnkkhgghcchzzhtthddhTThDDhpphfbbhssh</text:p>
          </table:table-cell>
          <table:table-cell table:style-name="ce153" table:number-columns-repeated="1019"/>
        </table:table-row>
        <table:table-row table:style-name="ro2">
          <table:table-cell table:style-name="ce109" office:value-type="string" calcext:value-type="string">
            <text:p>hinDi</text:p>
          </table:table-cell>
          <table:table-cell table:style-name="ce154" office:value-type="string" calcext:value-type="string">
            <text:p>hin58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AaaiueoNHfyrlvmnkkhgghcchzzhtthddhTThDDhpphfbbhssh</text:p>
          </table:table-cell>
          <table:table-cell table:style-name="ce154" table:number-columns-repeated="1019"/>
        </table:table-row>
        <table:table-row table:style-name="ro2">
          <table:table-cell table:style-name="ce110" office:value-type="string" calcext:value-type="string">
            <text:p>hinDi</text:p>
          </table:table-cell>
          <table:table-cell table:style-name="ce155" office:value-type="string" calcext:value-type="string">
            <text:p>hin58notosans</text:p>
          </table:table-cell>
          <table:table-cell table:style-name="ce155" office:value-type="string" calcext:value-type="string">
            <text:p>abcdefghijklmnopqrstuvwxyz rs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AaaiueoNHfyrlvmnkkhgghcchzzhtthddhTThDDhpphfbbhssh</text:p>
          </table:table-cell>
          <table:table-cell table:style-name="ce155" table:number-columns-repeated="1019"/>
        </table:table-row>
      </table:table>
      <table:table table:name="easyl" table:style-name="ta1">
        <table:table-column table:style-name="co6" table:default-cell-style-name="ce167"/>
        <table:table-column table:style-name="co7" table:default-cell-style-name="ce171"/>
        <table:table-column table:style-name="co8" table:default-cell-style-name="ce172"/>
        <table:table-column table:style-name="co8" table:default-cell-style-name="ce17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169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1">a</text:span>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kha</text:span></text:p>
            <text:p><text:span text:style-name="T2">khi khu khe</text:span></text:p>
          </table:table-cell>
          <table:table-cell office:value-type="string" calcext:value-type="string">
            <text:p><text:span text:style-name="T3">l</text:span><text:span text:style-name="T4">l </text:span><text:span text:style-name="T5">A</text:span><text:span text:style-name="T6">A</text:span><text:span text:style-name="T7"> </text:span><text:span text:style-name="T8">T</text:span><text:span text:style-name="T9">T </text:span><text:span text:style-name="T10">Telugu</text:span><text:span text:style-name="T11">58</text:span><text:span text:style-name="T12">/</text:span><text:span text:style-name="T13">54</text:span></text:p>
            <text:p><text:span text:style-name="T14">r</text:span><text:span text:style-name="T15">r</text:span><text:span text:style-name="T14"> k</text:span><text:span text:style-name="T16">k</text:span><text:span text:style-name="T17"> </text:span><text:span text:style-name="T18">D</text:span><text:span text:style-name="T19">D </text:span><text:span text:style-name="T20">b</text:span><text:span text:style-name="T21">b </text:span><text:span text:style-name="T20">z</text:span><text:span text:style-name="T21">z</text:span></text:p>
            <text:p><text:span text:style-name="T22">d</text:span><text:span text:style-name="T23">d </text:span><text:span text:style-name="T24">t</text:span><text:span text:style-name="T23">t</text:span><text:span text:style-name="T25"> </text:span><text:span text:style-name="T26">zava8.github.io</text:span><text:span text:style-name="T27"> </text:span><text:span text:style-name="T28">aiueohcg</text:span></text:p>
            <text:p><text:span text:style-name="T29">y</text:span><text:span text:style-name="T30">y</text:span><text:span text:style-name="T31"> </text:span><text:span text:style-name="T32">m</text:span><text:span text:style-name="T30">m </text:span><text:span text:style-name="T33">v</text:span><text:span text:style-name="T30">v </text:span><text:span text:style-name="T34">H</text:span><text:span text:style-name="T35">H </text:span></text:p>
            <text:p><text:span text:style-name="T36">n</text:span><text:span text:style-name="T37">n </text:span><text:span text:style-name="T38">s</text:span><text:span text:style-name="T37">s </text:span><text:span text:style-name="T39">p</text:span><text:span text:style-name="T37">p </text:span><text:span text:style-name="T39">f</text:span><text:span text:style-name="T37">f</text:span><text:span text:style-name="T40"> </text:span><text:span text:style-name="T41">N</text:span></text:p>
          </table:table-cell>
          <table:table-cell office:value-type="string" calcext:value-type="string">
            <text:p><text:span text:style-name="T42">l</text:span><text:span text:style-name="T43">l</text:span><text:span text:style-name="T44"> </text:span><text:span text:style-name="T45">A</text:span><text:span text:style-name="T46">A</text:span><text:span text:style-name="T47"> </text:span><text:span text:style-name="T48">T</text:span><text:span text:style-name="T49">T</text:span><text:span text:style-name="T50"> </text:span><text:span text:style-name="T51">kannada</text:span><text:span text:style-name="T52">58</text:span><text:span text:style-name="T53">/</text:span><text:span text:style-name="T54">54</text:span></text:p>
            <text:p><text:span text:style-name="T55">r</text:span><text:span text:style-name="T56">r</text:span><text:span text:style-name="T55"> k</text:span><text:span text:style-name="T57">k</text:span><text:span text:style-name="T55"> </text:span><text:span text:style-name="T58">D</text:span><text:span text:style-name="T59">D</text:span><text:span text:style-name="T60"> </text:span><text:span text:style-name="T61">b</text:span><text:span text:style-name="T62">b</text:span><text:span text:style-name="T63"> </text:span><text:span text:style-name="T61">z</text:span><text:span text:style-name="T62">z</text:span></text:p>
            <text:p><text:span text:style-name="T64">d</text:span><text:span text:style-name="T65">d</text:span><text:span text:style-name="T66"> </text:span><text:span text:style-name="T67">t</text:span><text:span text:style-name="T65">t</text:span><text:span text:style-name="T68"> </text:span><text:span text:style-name="T69">zava8.github.io</text:span><text:span text:style-name="T70"> </text:span><text:span text:style-name="T71">aiueohcg</text:span></text:p>
            <text:p><text:span text:style-name="T72">y</text:span><text:span text:style-name="T73">y</text:span><text:span text:style-name="T72"> m</text:span><text:span text:style-name="T73">m</text:span><text:span text:style-name="T74"> </text:span><text:span text:style-name="T75">v</text:span><text:span text:style-name="T73">v</text:span><text:span text:style-name="T74"> </text:span><text:span text:style-name="T76">H</text:span><text:span text:style-name="T77">H</text:span><text:span text:style-name="T78"> </text:span></text:p>
            <text:p><text:span text:style-name="T79">n</text:span><text:span text:style-name="T80">n</text:span><text:span text:style-name="T81"> </text:span><text:span text:style-name="T79">s</text:span><text:span text:style-name="T82">s</text:span><text:span text:style-name="T81"> </text:span><text:span text:style-name="T83">p</text:span><text:span text:style-name="T82">p</text:span><text:span text:style-name="T81"> </text:span><text:span text:style-name="T83">f</text:span><text:span text:style-name="T82">f</text:span><text:span text:style-name="T84"> </text:span><text:span text:style-name="T85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17" table:default-cell-style-name="ce133"/>
        <table:table-column table:style-name="co18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86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86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87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Aksenza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19" table:default-cell-style-name="ce133"/>
        <table:table-column table:style-name="co20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88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Thriza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Aksenza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21" table:default-cell-style-name="ce133"/>
        <table:table-column table:style-name="co22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89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89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88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142" office:value-type="string" calcext:value-type="string">
            <text:p><text:span text:style-name="T90">phor </text:span><text:span text:style-name="T91">Aksenza Thriti</text:span><text:span text:style-name="T90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142" office:value-type="string" calcext:value-type="string">
            <text:p><text:span text:style-name="T90">phor phenza </text:span><text:span text:style-name="T91">Thriti</text:span><text:span text:style-name="T90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23" table:default-cell-style-name="ce133"/>
        <table:table-column table:style-name="co24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89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2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2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2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89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25" table:default-cell-style-name="ce133"/>
        <table:table-column table:style-name="co26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89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93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89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27" table:default-cell-style-name="ce133"/>
        <table:table-column table:style-name="co28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Aks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94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Thri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Thri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Thri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94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29" table:default-cell-style-name="ce133"/>
        <table:table-column table:style-name="co30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Thriza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Aksenza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31" table:default-cell-style-name="ce133"/>
        <table:table-column table:style-name="co32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Thriza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Akse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33" table:default-cell-style-name="ce133"/>
        <table:table-column table:style-name="co34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89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89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Aks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35" table:default-cell-style-name="ce133"/>
        <table:table-column table:style-name="co36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<text:span text:style-name="T89">Thriza</text:span>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<text:span text:style-name="T89">Aksenza</text:span>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37" table:default-cell-style-name="ce120"/>
        <table:table-column table:style-name="co38" table:default-cell-style-name="ce136"/>
        <table:table-column table:style-name="co23" table:default-cell-style-name="ce133"/>
        <table:table-column table:style-name="co39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Thriza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<text:span text:style-name="T89">Thriti</text:span>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<text:span text:style-name="T89">Aksenza</text:span>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27" table:default-cell-style-name="ce133"/>
        <table:table-column table:style-name="co40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89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89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89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89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120"/>
        <table:table-column table:style-name="co41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42" table:default-cell-style-name="ce133"/>
        <table:table-column table:style-name="co32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Thriza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89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89">Aksen</text:span> vntiza <text:span text:style-name="T89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23" table:default-cell-style-name="ce133"/>
        <table:table-column table:style-name="co43" table:default-cell-style-name="ce139"/>
        <table:table-column table:style-name="co1" table:number-columns-repeated="1016" table:default-cell-style-name="ce140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89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89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89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89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89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89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5:44:43.29866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6T17:50:00.441611211</dc:date>
    <meta:editing-duration>P2DT22H59M55S</meta:editing-duration>
    <meta:editing-cycles>181</meta:editing-cycles>
    <meta:generator>LibreOffice/6.4.7.2$Linux_X86_64 LibreOffice_project/40$Build-2</meta:generator>
    <meta:document-statistic meta:table-count="16" meta:cell-count="1963" meta:object-count="0"/>
  </office:meta>
</office:document-meta>
</file>